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'Open Sans', HelveticaNeue-Light, 'Helvetica Neue Light', 'Helvetica Neue', Helvetica, Arial, 'Lucida Grande', sans-serif"/>
    <style:font-face style:name="JioType" svg:font-family="JioType, helvetica, arial, sans-serif"/>
    <style:font-face style:name="Lohit Devanagari1" svg:font-family="'Lohit Devanagari'"/>
    <style:font-face style:name="ProximaNova" svg:font-family="ProximaNova, Helvetica, Arial, sans-serif"/>
    <style:font-face style:name="canada-type-gibson" svg:font-family="canada-type-gibso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 fo:background-color="#ffffff">
        <style:background-image/>
      </style:table-properties>
    </style:style>
    <style:style style:name="Table1.A" style:family="table-column">
      <style:table-column-properties style:column-width="3.545cm"/>
    </style:style>
    <style:style style:name="Table1.B" style:family="table-column">
      <style:table-column-properties style:column-width="5.447cm"/>
    </style:style>
    <style:style style:name="Table1.C" style:family="table-column">
      <style:table-column-properties style:column-width="4.258cm"/>
    </style:style>
    <style:style style:name="Table1.D" style:family="table-column">
      <style:table-column-properties style:column-width="3.75cm"/>
    </style:style>
    <style:style style:name="Table1.A1" style:family="table-cell">
      <style:table-cell-properties style:vertical-align="middle" fo:background-color="#009fdf" fo:padding="0.148cm" fo:border="0.05pt solid #000000">
        <style:background-image/>
      </style:table-cell-properties>
    </style:style>
    <style:style style:name="Table1.A2" style:family="table-cell">
      <style:table-cell-properties style:vertical-align="middle" fo:padding="0.148cm" fo:border="0.05pt solid #000000"/>
    </style:style>
    <style:style style:name="Table1.B2" style:family="table-cell">
      <style:table-cell-properties style:vertical-align="middle" fo:padding="0.148cm" fo:border="0.05pt solid #000000"/>
    </style:style>
    <style:style style:name="Table1.C2" style:family="table-cell">
      <style:table-cell-properties style:vertical-align="middle" fo:padding="0.148cm" fo:border="0.05pt solid #000000"/>
    </style:style>
    <style:style style:name="Table1.D2" style:family="table-cell">
      <style:table-cell-properties style:vertical-align="middle" fo:padding="0.148cm" fo:border="0.05pt solid #000000"/>
    </style:style>
    <style:style style:name="Table1.A3" style:family="table-cell">
      <style:table-cell-properties style:vertical-align="middle" fo:padding="0.148cm" fo:border="0.05pt solid #000000"/>
    </style:style>
    <style:style style:name="Table1.B3" style:family="table-cell">
      <style:table-cell-properties style:vertical-align="middle" fo:padding="0.148cm" fo:border="0.05pt solid #000000"/>
    </style:style>
    <style:style style:name="Table1.C3" style:family="table-cell">
      <style:table-cell-properties style:vertical-align="middle" fo:padding="0.148cm" fo:border="0.05pt solid #000000"/>
    </style:style>
    <style:style style:name="Table1.D3" style:family="table-cell">
      <style:table-cell-properties style:vertical-align="middle" fo:padding="0.148cm" fo:border="0.05pt solid #000000"/>
    </style:style>
    <style:style style:name="Table1.A4" style:family="table-cell">
      <style:table-cell-properties style:vertical-align="middle" fo:padding="0.148cm" fo:border="0.05pt solid #000000"/>
    </style:style>
    <style:style style:name="Table1.B4" style:family="table-cell">
      <style:table-cell-properties style:vertical-align="middle" fo:padding="0.148cm" fo:border="0.05pt solid #000000"/>
    </style:style>
    <style:style style:name="Table1.C4" style:family="table-cell">
      <style:table-cell-properties style:vertical-align="middle" fo:padding="0.148cm" fo:border="0.05pt solid #000000"/>
    </style:style>
    <style:style style:name="Table1.D4" style:family="table-cell">
      <style:table-cell-properties style:vertical-align="middle" fo:padding="0.148cm" fo:border="0.05pt solid #000000"/>
    </style:style>
    <style:style style:name="Table1.A5" style:family="table-cell">
      <style:table-cell-properties style:vertical-align="middle" fo:padding="0.148cm" fo:border="0.05pt solid #000000"/>
    </style:style>
    <style:style style:name="Table1.B5" style:family="table-cell">
      <style:table-cell-properties style:vertical-align="middle" fo:padding="0.148cm" fo:border="0.05pt solid #000000"/>
    </style:style>
    <style:style style:name="Table1.C5" style:family="table-cell">
      <style:table-cell-properties style:vertical-align="middle" fo:padding="0.148cm" fo:border="0.05pt solid #000000"/>
    </style:style>
    <style:style style:name="Table1.D5" style:family="table-cell">
      <style:table-cell-properties style:vertical-align="middle" fo:padding="0.148cm" fo:border="0.05pt solid #000000"/>
    </style:style>
    <style:style style:name="Table1.A6" style:family="table-cell">
      <style:table-cell-properties style:vertical-align="middle" fo:padding="0.148cm" fo:border="0.05pt solid #000000"/>
    </style:style>
    <style:style style:name="Table1.B6" style:family="table-cell">
      <style:table-cell-properties style:vertical-align="middle" fo:padding="0.148cm" fo:border="0.05pt solid #000000"/>
    </style:style>
    <style:style style:name="Table1.C6" style:family="table-cell">
      <style:table-cell-properties style:vertical-align="middle" fo:padding="0.148cm" fo:border="0.05pt solid #000000"/>
    </style:style>
    <style:style style:name="Table1.D6" style:family="table-cell">
      <style:table-cell-properties style:vertical-align="middle" fo:padding="0.148cm" fo:border="0.05pt solid #000000"/>
    </style:style>
    <style:style style:name="Table1.A7" style:family="table-cell">
      <style:table-cell-properties style:vertical-align="middle" fo:padding="0.148cm" fo:border="0.05pt solid #000000"/>
    </style:style>
    <style:style style:name="Table1.B7" style:family="table-cell">
      <style:table-cell-properties style:vertical-align="middle" fo:padding="0.148cm" fo:border="0.05pt solid #000000"/>
    </style:style>
    <style:style style:name="Table1.C7" style:family="table-cell">
      <style:table-cell-properties style:vertical-align="middle" fo:padding="0.148cm" fo:border="0.05pt solid #000000"/>
    </style:style>
    <style:style style:name="Table1.D7" style:family="table-cell">
      <style:table-cell-properties style:vertical-align="middle" fo:padding="0.148cm" fo:border="0.05pt solid #000000"/>
    </style:style>
    <style:style style:name="Table1.A8" style:family="table-cell">
      <style:table-cell-properties style:vertical-align="middle" fo:padding="0.148cm" fo:border="0.05pt solid #000000"/>
    </style:style>
    <style:style style:name="Table1.B8" style:family="table-cell">
      <style:table-cell-properties style:vertical-align="middle" fo:padding="0.148cm" fo:border="0.05pt solid #000000"/>
    </style:style>
    <style:style style:name="Table1.C8" style:family="table-cell">
      <style:table-cell-properties style:vertical-align="middle" fo:padding="0.148cm" fo:border="0.05pt solid #000000"/>
    </style:style>
    <style:style style:name="Table1.D8" style:family="table-cell">
      <style:table-cell-properties style:vertical-align="middle" fo:padding="0.148cm" fo:border="0.0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4.11cm"/>
    </style:style>
    <style:style style:name="Table2.B" style:family="table-column">
      <style:table-column-properties style:column-width="12.891cm"/>
    </style:style>
    <style:style style:name="Table2.A1" style:family="table-cell">
      <style:table-cell-properties style:vertical-align="middle" fo:background-color="#f3f5ef" fo:padding="0.049cm" fo:border="0.05pt solid #bbbbbb">
        <style:background-image/>
      </style:table-cell-properties>
    </style:style>
    <style:style style:name="Table2.A2" style:family="table-cell">
      <style:table-cell-properties style:vertical-align="middle" fo:background-color="#f0f0e5" fo:padding="0.049cm" fo:border="0.05pt solid #bbbbbb">
        <style:background-image/>
      </style:table-cell-properties>
    </style:style>
    <style:style style:name="Table2.A14" style:family="table-cell">
      <style:table-cell-properties style:vertical-align="middle" fo:background-color="#fffbef" fo:padding="0.049cm" fo:border="0.05pt solid #bbbbbb">
        <style:background-image/>
      </style:table-cell-properties>
    </style:style>
    <style:style style:name="P1" style:family="paragraph" style:parent-style-name="Heading_20_1">
      <style:text-properties fo:font-variant="normal" fo:text-transform="none" fo:color="#333e48" style:font-name="Inter" fo:letter-spacing="normal" fo:font-style="normal" fo:font-weight="normal" officeooo:rsid="001cf983" officeooo:paragraph-rsid="001cf983"/>
    </style:style>
    <style:style style:name="P2" style:family="paragraph" style:parent-style-name="Standard">
      <style:text-properties officeooo:rsid="001a4af5" officeooo:paragraph-rsid="001a4af5"/>
    </style:style>
    <style:style style:name="P3" style:family="paragraph" style:parent-style-name="Standard">
      <style:text-properties officeooo:rsid="001bc48e" officeooo:paragraph-rsid="001bc48e"/>
    </style:style>
    <style:style style:name="P4" style:family="paragraph" style:parent-style-name="Standard">
      <style:text-properties officeooo:rsid="001bc48e" officeooo:paragraph-rsid="001cf983"/>
    </style:style>
    <style:style style:name="P5" style:family="paragraph" style:parent-style-name="Standard">
      <style:text-properties fo:font-size="16pt" fo:font-weight="bold" officeooo:rsid="001bc48e" officeooo:paragraph-rsid="001cf983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cf983" officeooo:paragraph-rsid="001cf983"/>
    </style:style>
    <style:style style:name="P7" style:family="paragraph" style:parent-style-name="Standard">
      <style:text-properties officeooo:rsid="001cf983" officeooo:paragraph-rsid="001bc48e"/>
    </style:style>
    <style:style style:name="P8" style:family="paragraph" style:parent-style-name="Standard">
      <style:text-properties officeooo:rsid="001d8266" officeooo:paragraph-rsid="001d8266"/>
    </style:style>
    <style:style style:name="P9" style:family="paragraph" style:parent-style-name="Standard">
      <style:text-properties fo:font-size="11pt" fo:font-weight="bold" officeooo:rsid="001d8266" officeooo:paragraph-rsid="001d8266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color="#333333"/>
    </style:style>
    <style:style style:name="P11" style:family="paragraph" style:parent-style-name="Table_20_Contents">
      <style:text-properties fo:color="#222222"/>
    </style:style>
    <style:style style:name="P12" style:family="paragraph" style:parent-style-name="Table_20_Contents">
      <style:paragraph-properties fo:margin-left="0cm" fo:margin-right="0cm" fo:margin-top="0.212cm" fo:margin-bottom="0.212cm" loext:contextual-spacing="false" style:line-height-at-least="0.466cm" fo:text-indent="0cm" style:auto-text-indent="false"/>
      <style:text-properties style:font-name="ProximaNova" fo:font-weight="bold"/>
    </style:style>
    <style:style style:name="P13" style:family="paragraph" style:parent-style-name="Text_20_body">
      <style:text-properties fo:font-variant="normal" fo:text-transform="none" fo:color="#111111" style:font-name="canada-type-gibson" fo:font-size="12pt" fo:letter-spacing="normal" fo:font-style="normal" fo:font-weight="normal" officeooo:rsid="001bc48e" officeooo:paragraph-rsid="001bc48e"/>
    </style:style>
    <style:style style:name="P14" style:family="paragraph" style:parent-style-name="Text_20_body">
      <style:text-properties fo:font-variant="normal" fo:text-transform="none" style:font-name="JioType" fo:font-size="9.60000038146973pt" fo:letter-spacing="normal" fo:font-style="normal" fo:font-weight="normal" officeooo:rsid="001bc48e" officeooo:paragraph-rsid="001cf983" style:font-weight-asian="normal" style:font-weight-complex="normal"/>
    </style:style>
    <style:style style:name="P15" style:family="paragraph" style:parent-style-name="Text_20_body">
      <style:text-properties fo:font-variant="normal" fo:text-transform="none" fo:color="#7d7d7d" style:font-name="Inter" fo:font-size="8.39999961853027pt" fo:letter-spacing="normal" fo:font-style="normal" fo:font-weight="normal" officeooo:rsid="001d8266" officeooo:paragraph-rsid="001d8266"/>
    </style:style>
    <style:style style:name="P16" style:family="paragraph" style:parent-style-name="Text_20_body">
      <style:text-properties fo:font-variant="normal" fo:text-transform="none" fo:color="#7d7d7d" style:font-name="Inter" fo:font-size="11pt" fo:letter-spacing="normal" fo:font-style="normal" fo:font-weight="bold" officeooo:rsid="001d8266" officeooo:paragraph-rsid="001d8266" style:font-size-asian="11pt" style:font-weight-asian="bold" style:font-size-complex="11pt" style:font-weight-complex="bold"/>
    </style:style>
    <style:style style:name="P17" style:family="paragraph" style:parent-style-name="Text_20_body">
      <style:text-properties officeooo:rsid="001bc48e" officeooo:paragraph-rsid="001bc48e"/>
    </style:style>
    <style:style style:name="P18" style:family="paragraph" style:parent-style-name="Text_20_body">
      <style:paragraph-properties fo:margin-top="0cm" fo:margin-bottom="0cm" loext:contextual-spacing="false"/>
      <style:text-properties fo:letter-spacing="normal"/>
    </style:style>
    <style:style style:name="P19" style:family="paragraph" style:parent-style-name="Text_20_body" style:list-style-name="L4">
      <style:paragraph-properties fo:margin-left="0cm" fo:margin-right="0cm" fo:margin-top="0cm" fo:margin-bottom="0.085cm" loext:contextual-spacing="false" fo:orphans="2" fo:widows="2" fo:text-indent="0cm" style:auto-text-indent="false" fo:padding="0cm" fo:border="none"/>
      <style:text-properties fo:font-variant="normal" fo:text-transform="none" style:font-name="JioType" fo:font-size="9.60000038146973pt" fo:letter-spacing="normal" fo:font-style="normal" fo:font-weight="normal" style:font-weight-asian="normal" style:font-weight-complex="normal"/>
    </style:style>
    <style:style style:name="P20" style:family="paragraph" style:parent-style-name="Text_20_body" style:list-style-name="L1">
      <style:paragraph-properties fo:margin-top="0cm" fo:margin-bottom="0.423cm" loext:contextual-spacing="false" fo:orphans="2" fo:widows="2" fo:padding="0cm" fo:border="none"/>
      <style:text-properties fo:font-variant="normal" fo:text-transform="none" fo:color="#111111" style:font-name="canada-type-gibson" fo:font-size="12pt" fo:letter-spacing="normal" fo:font-style="normal" fo:font-weight="normal"/>
    </style:style>
    <style:style style:name="P21" style:family="paragraph" style:parent-style-name="Text_20_body" style:list-style-name="L2">
      <style:paragraph-properties fo:padding="0.049cm" fo:border="0.06pt solid #d9d9e3"/>
    </style:style>
    <style:style style:name="P22" style:family="paragraph" style:parent-style-name="Text_20_body" style:list-style-name="L3">
      <style:paragraph-properties fo:padding="0.049cm" fo:border="0.06pt solid #d9d9e3"/>
    </style:style>
    <style:style style:name="P23" style:family="paragraph" style:parent-style-name="Text_20_body" style:list-style-name="L5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7d7d7d" style:font-name="Inter" fo:font-size="11pt" fo:letter-spacing="normal" fo:font-style="normal" fo:font-weight="bold" style:font-size-asian="11pt" style:font-weight-asian="bold" style:font-size-complex="11pt" style:font-weight-complex="bold"/>
    </style:style>
    <style:style style:name="T1" style:family="text">
      <style:text-properties officeooo:rsid="001bc48e"/>
    </style:style>
    <text:list-style style:name="L1">
      <text:list-level-style-bullet text:level="1" text:style-name="Bullet_20_Symbols" style:num-suffix="." text:bullet-char="•">
        <style:list-level-properties text:space-before="0.8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mera Selection</text:p>
      <text:p text:style-name="P2"/>
      <text:p text:style-name="P2">Finding optimized alternatives to Go Pro Hero4 to <text:span text:style-name="T1">do precision landing of drone. </text:span></text:p>
      <text:p text:style-name="P2"/>
      <text:p text:style-name="P3">Resolution – 12MP</text:p>
      <text:p text:style-name="P13">12Mp action camera</text:p>
      <text:list xml:id="list3728095908" text:style-name="L1">
        <text:list-item>
          <text:p text:style-name="P20">Max video resolution: 3840×2160 at 30fps</text:p>
        </text:list-item>
        <text:list-item>
          <text:p text:style-name="P20">Records MP4 file (H.264)with AAC audio</text:p>
        </text:list-item>
        <text:list-item>
          <text:p text:style-name="P20">Max video bitrate: 60Mb/s</text:p>
        </text:list-item>
        <text:list-item>
          <text:p text:style-name="P20">Built-in Wi-Fi and Bluetooth</text:p>
        </text:list-item>
        <text:list-item>
          <text:p text:style-name="P20">microSD up to 64GB</text:p>
        </text:list-item>
        <text:list-item>
          <text:p text:style-name="P20">Micro HDMI output,mini USB</text:p>
        </text:list-item>
        <text:list-item>
          <text:p text:style-name="P20">1160mAh (4.4Wh) battery</text:p>
        </text:list-item>
        <text:list-item>
          <text:p text:style-name="P20">59x41x30mm</text:p>
        </text:list-item>
        <text:list-item>
          <text:p text:style-name="P20">89g (152g with housing)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20212509952">
          <table:table-cell table:style-name="Table1.A1" office:value-type="string">
            <text:p text:style-name="P12">Video Resolution</text:p>
          </table:table-cell>
          <table:table-cell table:style-name="Table1.A1" office:value-type="string">
            <text:p text:style-name="P12">Frames Per Second (fps) NTSC/PAL</text:p>
          </table:table-cell>
          <table:table-cell table:style-name="Table1.A1" office:value-type="string">
            <text:p text:style-name="P12">Field of View (FOV)</text:p>
          </table:table-cell>
          <table:table-cell table:style-name="Table1.A1" office:value-type="string">
            <text:p text:style-name="P12">Screen Resolution</text:p>
          </table:table-cell>
        </table:table-row>
        <table:table-row table:style-name="TableLine94720212509952">
          <table:table-cell table:style-name="Table1.A2" office:value-type="string">
            <text:p text:style-name="Table_20_Contents">4K</text:p>
          </table:table-cell>
          <table:table-cell table:style-name="Table1.B2" office:value-type="string">
            <text:p text:style-name="Table_20_Contents">30,25,24</text:p>
          </table:table-cell>
          <table:table-cell table:style-name="Table1.C2" office:value-type="string">
            <text:p text:style-name="Table_20_Contents">Ultra Wide</text:p>
          </table:table-cell>
          <table:table-cell table:style-name="Table1.D2" office:value-type="string">
            <text:p text:style-name="Table_20_Contents">3840x2160</text:p>
          </table:table-cell>
        </table:table-row>
        <table:table-row table:style-name="TableLine94720212509952">
          <table:table-cell table:style-name="Table1.A3" office:value-type="string">
            <text:p text:style-name="Table_20_Contents">4K Superview</text:p>
          </table:table-cell>
          <table:table-cell table:style-name="Table1.B3" office:value-type="string">
            <text:p text:style-name="Table_20_Contents">24</text:p>
          </table:table-cell>
          <table:table-cell table:style-name="Table1.C3" office:value-type="string">
            <text:p text:style-name="Table_20_Contents">Ultra Wide</text:p>
          </table:table-cell>
          <table:table-cell table:style-name="Table1.D3" office:value-type="string">
            <text:p text:style-name="Table_20_Contents">3840x2160</text:p>
          </table:table-cell>
        </table:table-row>
        <table:table-row table:style-name="TableLine94720212509952">
          <table:table-cell table:style-name="Table1.A4" office:value-type="string">
            <text:p text:style-name="Table_20_Contents">2.7K</text:p>
          </table:table-cell>
          <table:table-cell table:style-name="Table1.B4" office:value-type="string">
            <text:p text:style-name="Table_20_Contents">60, 50, 48, 30, 25, 24</text:p>
          </table:table-cell>
          <table:table-cell table:style-name="Table1.C4" office:value-type="string">
            <text:p text:style-name="Table_20_Contents">Ultra Wide, Medium, Linear</text:p>
          </table:table-cell>
          <table:table-cell table:style-name="Table1.D4" office:value-type="string">
            <text:p text:style-name="Table_20_Contents">2704x1520</text:p>
          </table:table-cell>
        </table:table-row>
        <table:table-row table:style-name="TableLine94720212509952">
          <table:table-cell table:style-name="Table1.A5" office:value-type="string">
            <text:p text:style-name="Table_20_Contents">2.7K SuperView</text:p>
          </table:table-cell>
          <table:table-cell table:style-name="Table1.B5" office:value-type="string">
            <text:p text:style-name="Table_20_Contents">30, 25</text:p>
          </table:table-cell>
          <table:table-cell table:style-name="Table1.C5" office:value-type="string">
            <text:p text:style-name="Table_20_Contents">Ultra Wide</text:p>
          </table:table-cell>
          <table:table-cell table:style-name="Table1.D5" office:value-type="string">
            <text:p text:style-name="Table_20_Contents">2704x1520</text:p>
          </table:table-cell>
        </table:table-row>
        <table:table-row table:style-name="TableLine94720212509952">
          <table:table-cell table:style-name="Table1.A6" office:value-type="string">
            <text:p text:style-name="Table_20_Contents">2.7K 4:3</text:p>
          </table:table-cell>
          <table:table-cell table:style-name="Table1.B6" office:value-type="string">
            <text:p text:style-name="Table_20_Contents">30, 25</text:p>
          </table:table-cell>
          <table:table-cell table:style-name="Table1.C6" office:value-type="string">
            <text:p text:style-name="Table_20_Contents">Ultra Wide</text:p>
          </table:table-cell>
          <table:table-cell table:style-name="Table1.D6" office:value-type="string">
            <text:p text:style-name="Table_20_Contents">2704x2028</text:p>
          </table:table-cell>
        </table:table-row>
        <table:table-row table:style-name="TableLine94720212509952">
          <table:table-cell table:style-name="Table1.A7" office:value-type="string">
            <text:p text:style-name="Table_20_Contents">1440p</text:p>
          </table:table-cell>
          <table:table-cell table:style-name="Table1.B7" office:value-type="string">
            <text:p text:style-name="Table_20_Contents">80, 60, 50, 48, 30, 25, 24</text:p>
          </table:table-cell>
          <table:table-cell table:style-name="Table1.C7" office:value-type="string">
            <text:p text:style-name="Table_20_Contents">Ultra Wide</text:p>
          </table:table-cell>
          <table:table-cell table:style-name="Table1.D7" office:value-type="string">
            <text:p text:style-name="Table_20_Contents">1920x1440</text:p>
          </table:table-cell>
        </table:table-row>
        <table:table-row table:style-name="TableLine94720212509952">
          <table:table-cell table:style-name="Table1.A8" office:value-type="string">
            <text:p text:style-name="Table_20_Contents">1080p</text:p>
          </table:table-cell>
          <table:table-cell table:style-name="Table1.B8" office:value-type="string">
            <text:p text:style-name="Table_20_Contents">120, 90, 60, 50, 48, 30, 24, 24</text:p>
          </table:table-cell>
          <table:table-cell table:style-name="Table1.C8" office:value-type="string">
            <text:p text:style-name="Table_20_Contents">Ultra Wide, Medium, Linear, Narrow*</text:p>
          </table:table-cell>
          <table:table-cell table:style-name="Table1.D8" office:value-type="string">
            <text:p text:style-name="Table_20_Contents">1920x1080</text:p>
          </table:table-cell>
        </table:table-row>
      </table:table>
      <text:p text:style-name="P3"/>
      <text:p text:style-name="P3"/>
      <text:p text:style-name="P3"/>
      <text:p text:style-name="P3">Required Features in Camera</text:p>
      <text:p text:style-name="P17">When it comes to ArUco marker detection in drones, there are several factors to consider for choosing a suitable camera. Here are some features to look for:</text:p>
      <text:list xml:id="list1705847048" text:style-name="L2">
        <text:list-item>
          <text:p text:style-name="P21"><text:soft-page-break/>High Resolution: Opt for a camera with a high-resolution sensor, as it will help capture detailed images of ArUco markers. Look for cameras that offer at least 1080p or higher resolutions.</text:p>
        </text:list-item>
        <text:list-item>
          <text:p text:style-name="P21">Fast Frame Rate: A camera with a high frame rate is essential for real-time ArUco marker detection. Aim for a camera that can capture video at a minimum of 30 frames per second (fps). Higher frame rates such as 60fps or even 120fps can provide smoother and more accurate tracking.</text:p>
        </text:list-item>
        <text:list-item>
          <text:p text:style-name="P21">Low Latency: It's crucial to have a camera with low latency to ensure real-time responsiveness. Cameras with low latency minimize the delay between capturing the image and processing it for ArUco marker detection.</text:p>
        </text:list-item>
        <text:list-item>
          <text:p text:style-name="P21">Wide Dynamic Range (WDR): WDR is beneficial for drones as it helps handle challenging lighting conditions, such as strong sunlight or shadows. Look for a camera with good WDR capabilities to ensure accurate detection in different lighting scenarios.</text:p>
        </text:list-item>
        <text:list-item>
          <text:p text:style-name="P21">Lightweight and Compact: Drones have weight limitations, so it's essential to choose a lightweight and compact camera that won't significantly affect the drone's performance or flight time.</text:p>
        </text:list-item>
        <text:list-item>
          <text:p text:style-name="P21">Adjustable Focus: Having a camera with adjustable focus allows you to fine-tune the focus according to the distance between the ArUco markers and the drone. This ensures clear and sharp images for better detection.</text:p>
        </text:list-item>
      </text:list>
      <text:p text:style-name="P3"/>
      <text:p text:style-name="P3">Other Alternatives to GoPro Hero4 </text:p>
      <text:p text:style-name="P3"/>
      <text:p text:style-name="P17">SJCAM SJ4000: This action camera offers 1080p video recording at 60fps. It comes with a waterproof case, built-in Wi-Fi, and a wide-angle lens. It's a popular and affordable choice in the Indian market.</text:p>
      <text:list xml:id="list3878530706" text:style-name="L3">
        <text:list-item>
          <text:p text:style-name="P22">Procus Rush: This action camera supports 1080p video recording at 60fps. It features a waterproof case, built-in Wi-Fi, and electronic image stabilization. It's designed for outdoor activities and is available at a competitive price.</text:p>
        </text:list-item>
        <text:list-item>
          <text:p text:style-name="P22">Noise Play SE: This action camera can shoot 1080p video at 60fps. It offers a waterproof case, built-in Wi-Fi, and a wide-angle lens. It also has electronic image stabilization to reduce camera shake.</text:p>
        </text:list-item>
        <text:list-item>
          <text:p text:style-name="P22">Campark ACT76: This camera offers 1080p video recording at 60fps. It comes with a waterproof case, built-in Wi-Fi, and a wide-angle lens. It's suitable for capturing action-packed moments and is available at an affordable price point.</text:p>
        </text:list-item>
        <text:list-item>
          <text:p text:style-name="P22">SJCAM SJ5000X Elite: This action camera supports 1080p video recording at 60fps. It features a waterproof case, built-in Wi-Fi, and a wide-angle lens. It also has electronic image stabilization for smoother footage.</text:p>
        </text:list-item>
      </text:list>
      <text:p text:style-name="P7"/>
      <text:p text:style-name="P4"/>
      <text:p text:style-name="P4"/>
      <text:p text:style-name="P5"/>
      <text:p text:style-name="P5"><text:soft-page-break/>Procus Rush 3.0 - </text:p>
      <text:p text:style-name="P14">4K Action Camera</text:p>
      <text:list xml:id="list740091657" text:style-name="L4">
        <text:list-item>
          <text:p text:style-name="P19">Waterproof Camera</text:p>
        </text:list-item>
        <text:list-item>
          <text:p text:style-name="P19">WIRELESS WRIST REMOTE PAIRED WITH OPTIMAL FOCAL LENGTH</text:p>
        </text:list-item>
        <text:list-item>
          <text:p text:style-name="P19">Supports HDMI and Wi-Fi</text:p>
        </text:list-item>
        <text:list-item>
          <text:p text:style-name="P19">With External Microphone</text:p>
        </text:list-item>
        <text:list-item>
          <text:p text:style-name="P19">Inbuilt Video Stabilization</text:p>
        </text:list-item>
        <text:list-item>
          <text:p text:style-name="P19">Exceptional Underwater Videos</text:p>
        </text:list-item>
      </text:list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row table:style-name="TableLine94720164487424">
          <table:table-cell table:style-name="Table2.A1" office:value-type="string">
            <text:p text:style-name="P10">Brand</text:p>
          </table:table-cell>
          <table:table-cell table:style-name="Table2.A1" office:value-type="string">
            <text:p text:style-name="P10">PROCUS</text:p>
          </table:table-cell>
        </table:table-row>
        <table:table-row table:style-name="TableLine94720164487424">
          <table:table-cell table:style-name="Table2.A2" office:value-type="string">
            <text:p text:style-name="P10">Brand Color</text:p>
          </table:table-cell>
          <table:table-cell table:style-name="Table2.A2" office:value-type="string">
            <text:p text:style-name="P10">Black</text:p>
          </table:table-cell>
        </table:table-row>
        <table:table-row table:style-name="TableLine94720164487424">
          <table:table-cell table:style-name="Table2.A1" office:value-type="string">
            <text:p text:style-name="P10">Color</text:p>
          </table:table-cell>
          <table:table-cell table:style-name="Table2.A1" office:value-type="string">
            <text:p text:style-name="P10">Black</text:p>
          </table:table-cell>
        </table:table-row>
        <table:table-row table:style-name="TableLine94720164487424">
          <table:table-cell table:style-name="Table2.A2" office:value-type="string">
            <text:p text:style-name="P10">Continuous Shots</text:p>
          </table:table-cell>
          <table:table-cell table:style-name="Table2.A2" office:value-type="string">
            <text:p text:style-name="P10">Yes</text:p>
          </table:table-cell>
        </table:table-row>
        <table:table-row table:style-name="TableLine94720164487424">
          <table:table-cell table:style-name="Table2.A1" office:value-type="string">
            <text:p text:style-name="P10">Digital Zoom</text:p>
          </table:table-cell>
          <table:table-cell table:style-name="Table2.A1" office:value-type="string">
            <text:p text:style-name="P10">4K</text:p>
          </table:table-cell>
        </table:table-row>
        <table:table-row table:style-name="TableLine94720164487424">
          <table:table-cell table:style-name="Table2.A2" office:value-type="string">
            <text:p text:style-name="P10">Effective Pixels</text:p>
          </table:table-cell>
          <table:table-cell table:style-name="Table2.A2" office:value-type="string">
            <text:p text:style-name="P10">16 MP</text:p>
          </table:table-cell>
        </table:table-row>
        <table:table-row table:style-name="TableLine94720164487424">
          <table:table-cell table:style-name="Table2.A1" office:value-type="string">
            <text:p text:style-name="P10">Model Name</text:p>
          </table:table-cell>
          <table:table-cell table:style-name="Table2.A1" office:value-type="string">
            <text:p text:style-name="P10">Rush 4K Full Pack</text:p>
          </table:table-cell>
        </table:table-row>
        <table:table-row table:style-name="TableLine94720164487424">
          <table:table-cell table:style-name="Table2.A2" office:value-type="string">
            <text:p text:style-name="P10">Model Number</text:p>
          </table:table-cell>
          <table:table-cell table:style-name="Table2.A2" office:value-type="string">
            <text:p text:style-name="P10">PRO5</text:p>
          </table:table-cell>
        </table:table-row>
        <table:table-row table:style-name="TableLine94720164487424">
          <table:table-cell table:style-name="Table2.A1" office:value-type="string">
            <text:p text:style-name="P10">Optical Zoom</text:p>
          </table:table-cell>
          <table:table-cell table:style-name="Table2.A1" office:value-type="string">
            <text:p text:style-name="P10">Auto</text:p>
          </table:table-cell>
        </table:table-row>
        <table:table-row table:style-name="TableLine94720164487424">
          <table:table-cell table:style-name="Table2.A2" office:value-type="string">
            <text:p text:style-name="P10">Ports</text:p>
          </table:table-cell>
          <table:table-cell table:style-name="Table2.A2" office:value-type="string">
            <text:p text:style-name="P10">Charging Port, Micro SD Card, External mic Port</text:p>
          </table:table-cell>
        </table:table-row>
        <table:table-row table:style-name="TableLine94720164487424">
          <table:table-cell table:style-name="Table2.A1" office:value-type="string">
            <text:p text:style-name="P10">Series</text:p>
          </table:table-cell>
          <table:table-cell table:style-name="Table2.A1" office:value-type="string">
            <text:p text:style-name="P10">NA</text:p>
          </table:table-cell>
        </table:table-row>
        <table:table-row table:style-name="TableLine94720164487424">
          <table:table-cell table:style-name="Table2.A2" office:value-type="string">
            <text:p text:style-name="P10">Shooting Modes</text:p>
          </table:table-cell>
          <table:table-cell table:style-name="Table2.A2" office:value-type="string">
            <text:p text:style-name="P10">720P at 30fps, 1080P 30 Fps, 1080P 60fps, 4K 30fps, 2.7K 30fps, 720P at 60fps</text:p>
          </table:table-cell>
        </table:table-row>
        <table:table-row table:style-name="TableLine94720164487424">
          <table:table-cell table:style-name="Table2.A1" office:value-type="string">
            <text:p text:style-name="P10">Supported OS</text:p>
          </table:table-cell>
          <table:table-cell table:style-name="Table2.A1" office:value-type="string">
            <text:p text:style-name="P10">Yes</text:p>
          </table:table-cell>
        </table:table-row>
        <table:table-row table:style-name="TableLine94720164487424">
          <table:table-cell table:style-name="Table2.A14" office:value-type="string">
            <text:p text:style-name="P11">Water Resistance Depth</text:p>
          </table:table-cell>
          <table:table-cell table:style-name="Table2.A14" office:value-type="string">
            <text:p text:style-name="P11">100 m</text:p>
          </table:table-cell>
        </table:table-row>
        <table:table-row table:style-name="TableLine94720164487424">
          <table:table-cell table:style-name="Table2.A1" office:value-type="string">
            <text:p text:style-name="P10">Wireless Connectivity</text:p>
          </table:table-cell>
          <table:table-cell table:style-name="Table2.A1" office:value-type="string">
            <text:p text:style-name="P10">Yes</text:p>
          </table:table-cell>
        </table:table-row>
      </table:table>
      <text:p text:style-name="P4"><text:s/></text:p>
      <text:p text:style-name="P4"/>
      <text:p text:style-name="P6">It is an affordable alternative of GoPro Hero4 <text:s/>with almost all the same specs. The only draw back that I understood from reviews is that its video stabilization is not that great.</text:p>
      <text:p text:style-name="P6">Rest its lighter, has more resoltion and same fps compared to GoPro Hero4.</text:p>
      <text:p text:style-name="P6"/>
      <text:p text:style-name="P6">Price – Rs 6647/-</text:p>
      <text:p text:style-name="P6"/>
      <text:p text:style-name="P6"/>
      <text:h text:style-name="P1" text:outline-level="1">Lightweight 2-AXIS Brushless Gimbal</text:h>
      <text:p text:style-name="P6"><text:a xlink:type="simple" xlink:href="https://robu.in/product/lightweight-2-axis-brushless-gimbal/?gclid=CjwKCAjw-vmkBhBMEiwAlrMeF3gwVXDsTZTXyIwaaJQQqEJY8Snv11U019Ux3aLjQmkCYgxBsZGVWRoC958QAvD_BwE" text:style-name="Internet_20_link" text:visited-style-name="Visited_20_Internet_20_Link">https://robu.in/product/lightweight-2-axis-brushless-gimbal/?gclid=CjwKCAjw-vmkBhBMEiwAlrMeF3gwVXDsTZTXyIwaaJQQqEJY8Snv11U019Ux3aLjQmkCYgxBsZGVWRoC958QAvD_BwE</text:a></text:p>
      <text:p text:style-name="P6"/>
      <text:p text:style-name="P8">Price – Rs 3765/-</text:p>
      <text:p text:style-name="P15"/>
      <text:p text:style-name="P15"/>
      <text:p text:style-name="P16"><text:soft-page-break/></text:p>
      <text:p text:style-name="P16">Motor: 2208 Kv80</text:p>
      <text:list xml:id="list3277704720" text:style-name="L5">
        <text:list-item>
          <text:p text:style-name="P23">Control Panel: BGC3.0</text:p>
        </text:list-item>
        <text:list-item>
          <text:p text:style-name="P23">Compatible Camera: GoPro HERO 3/3+/4, Runcam, Ant,etc.</text:p>
        </text:list-item>
        <text:list-item>
          <text:p text:style-name="P23">Battery Plug Type: JST Plug / XH-2.54</text:p>
        </text:list-item>
        <text:list-item>
          <text:p text:style-name="P23">Voltage: 12V / 3 Cell Lithium Polymer Battery Compatibility</text:p>
        </text:list-item>
      </text:list>
      <text:p text:style-name="P9"/>
      <text:p text:style-name="P9"/>
      <text:p text:style-name="P9">Voltage</text:p>
      <text:p text:style-name="P18">12V / 3 Cell Lithium Polymer Battery Compatibility</text:p>
      <text:p text:style-name="Text_20_body">Colour</text:p>
      <text:p text:style-name="P18">Black</text:p>
      <text:p text:style-name="Text_20_body">Material</text:p>
      <text:p text:style-name="P18">CNC Aluminum Alloy</text:p>
      <text:p text:style-name="Text_20_body">Motor Mount</text:p>
      <text:p text:style-name="P18">2208 Kv80</text:p>
      <text:p text:style-name="Text_20_body">Motor</text:p>
      <text:p text:style-name="P18">2208 Kv80</text:p>
      <text:p text:style-name="Text_20_body">Control Panel</text:p>
      <text:p text:style-name="P18">BGC3.0</text:p>
      <text:p text:style-name="Text_20_body">Compatible Camera</text:p>
      <text:p text:style-name="P18">GoPro HERO 3/3+/4, Runcam, Ant,etc.</text:p>
      <text:p text:style-name="Text_20_body">Battery Plug Type</text:p>
      <text:p text:style-name="P18">JST Plug / XH-2.54</text:p>
      <text:p text:style-name="Text_20_body">Shipment Weight</text:p>
      <text:p text:style-name="P18">0.264 kg</text:p>
      <text:p text:style-name="Text_20_body">Shipment Dimensions</text:p>
      <text:p text:style-name="P18">14 × 11 × 9 cm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'Open Sans', HelveticaNeue-Light, 'Helvetica Neue Light', 'Helvetica Neue', Helvetica, Arial, 'Lucida Grande', sans-serif"/>
    <style:font-face style:name="JioType" svg:font-family="JioType, helvetica, arial, sans-serif"/>
    <style:font-face style:name="Lohit Devanagari1" svg:font-family="'Lohit Devanagari'"/>
    <style:font-face style:name="ProximaNova" svg:font-family="ProximaNova, Helvetica, Arial, sans-serif"/>
    <style:font-face style:name="canada-type-gibson" svg:font-family="canada-type-gibso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30T18:21:52.385388908</meta:creation-date>
    <dc:date>2023-06-30T19:25:29.818128230</dc:date>
    <meta:editing-duration>PT33M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4" meta:paragraph-count="129" meta:word-count="812" meta:character-count="4983" meta:non-whitespace-character-count="4320"/>
  </office:meta>
</office:document-meta>
</file>